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SING SMART POINTERS</text:span></text:p>
      <text:p text:style-name="P2"><text:span text:style-name="T2"/></text:p>
      <text:p text:style-name="P2"><text:span text:style-name="T3">PASSING TO FUNCTIONS</text:span></text:p>
      <text:p text:style-name="P2"><text:span text:style-name="T4">Can be done in several ways:</text:span></text:p>
      <text:p text:style-name="P3"><draw:frame text:anchor-type="as-char" svg:width="96.73mm" svg:height="28.58mm" style:rel-width="scale" style:rel-height="scale"><draw:object-ole xlink:href="OleObj1"/><draw:image xlink:href="ObjectReplacements/OleObj1"/></draw:frame><text:span text:style-name="T4"/></text:p>
      <text:p text:style-name="P3"><text:span text:style-name="T4">According to the C++ Core Guidelines, a function should take a smart pointer as a parameter only if it examines/manipulates the smart pointer itself, e.g. counting the references of a std::shared_ptr or increase them by making a copy; moving data from a std::unique_ptr to another (changing ownership).</text:span></text:p>
      <text:p text:style-name="P3"><text:span text:style-name="T4"/></text:p>
      <text:p text:style-name="P3"><text:span text:style-name="T5">Pass By Value: (1), (2), (3)</text:span><text:span text:style-name="T6"/></text:p>
      <text:p text:style-name="P3"><text:span text:style-name="T6">We pass by value to lend their ownership to the function, usually done when the function wants to operate on it. Depending on the smart pointer we have different strategies:</text:span></text:p>
      <text:list text:style-name="L4">
        <text:list-item>
          <text:p text:style-name="P4"><text:span text:style-name="T6">A std::unique_ptr cannot be passed by value because it can't be copied, so it is<text:s text:c="2"/>usually<text:s text:c="2"/>moved around as a r-value using std::move. Then the ownership of the dynamically allocated object is moved to the function and the original pointer becomes a hollow object.</text:span></text:p>
        </text:list-item>
        <text:list-item>
          <text:p text:style-name="P4"><text:span text:style-name="T6">A std::shared_ptr requires no moving as it can be copied, however, the reference count increases.</text:span></text:p>
        </text:list-item>
        <text:list-item>
          <text:p text:style-name="P4"><text:span text:style-name="T6">A std::weak_ptr should be passed by value when the function needs to create a new std::shared_ptr out of it (which would increase the reference count).</text:span></text:p>
        </text:list-item>
      </text:list>
      <text:p text:style-name="P5"><text:span text:style-name="T6"/></text:p>
      <text:p text:style-name="P5"><text:span text:style-name="T7">Pass By Reference: (4), (5)</text:span></text:p>
      <text:p text:style-name="P5"><text:span text:style-name="T8">We pass by reference when the function is supposed to modify the ownership of the existing smart pointers.</text:span></text:p>
      <text:list text:style-name="L6">
        <text:list-item>
          <text:p text:style-name="P6"><text:span text:style-name="T8">Pass a non-const reference to std::unique_ptr if the function might modify it, e.g. delete it, make it refer to a different object. If passed as a const we cannot do anything to it.</text:span></text:p>
        </text:list-item>
        <text:list-item>
          <text:p text:style-name="P6"><text:span text:style-name="T8">The same applies to std::shared_ptr, however, we can pass a const reference if we are only going to read the number of references or it will make a local copy out of it and share ownership.</text:span></text:p>
        </text:list-item>
        <text:list-item>
          <text:p text:style-name="P6"><text:span text:style-name="T8">A std::weak_ptr has no reason to be passed as a reference.</text:span></text:p>
        </text:list-item>
      </text:list>
      <text:p text:style-name="P7"><text:span text:style-name="T8"/></text:p>
      <text:p text:style-name="P7"><text:span text:style-name="T9">Pass By Raw Pointer/Reference: (6</text:span><text:span text:style-name="T10">)</text:span><text:span text:style-name="T11">, (7)</text:span></text:p>
      <text:p text:style-name="P7"><text:span text:style-name="T12">This should be used when we need to inspect the underlying object or do something with it that does not have to do with the smart pointer. Both std::unique_ptr and std::shared_ptr have the get() member function that returns the stored pointer:</text:span></text:p>
      <text:p text:style-name="P7"><draw:frame text:anchor-type="as-char" svg:width="56.52mm" svg:height="10.16mm" style:rel-width="scale" style:rel-height="scale"><draw:object-ole xlink:href="OleObj2"/><draw:image xlink:href="ObjectReplacements/OleObj2"/></draw:frame><text:span text:style-name="T12"/></text:p>
      <text:p text:style-name="P7"><text:span text:style-name="T12">A std::weak_ptr has to be converted into a std::shared_ptr in order to take the stored pointer.</text:span></text:p>
      <text:p text:style-name="P7"><text:span text:style-name="T12"/></text:p>
      <text:p text:style-name="P7"><text:span text:style-name="T13">RETURNING FROM FUNCTIONS</text:span><text:span text:style-name="T14"/></text:p>
      <text:p text:style-name="P7"><text:span text:style-name="T14">When returning we should use the same logic as above, return smart pointers if the caller wants to manipulate the smart pointer itself, return raw pointers/references if the caller just needs a handle on the underlying object.</text:span></text:p>
      <text:p text:style-name="P7"><text:span text:style-name="T14">If we want to return a smart pointer from a function we should always return by value. There are three reasons for this:</text:span></text:p>
      <text:list text:style-name="L8">
        <text:list-item>
          <text:p text:style-name="P8"><text:span text:style-name="T14">Smart pointers are powered by move semantics, the dynamically allocated resource they hold is moved around, not copied.</text:span></text:p>
        </text:list-item>
        <text:list-item>
          <text:p text:style-name="P8"><text:span text:style-name="T14">Modern compilers use Return Value Optimization (RVO), they are able to detect that you are returning an object by value then they apply an optimization to avoid useless copies.</text:span></text:p>
        </text:list-item>
        <text:list-item>
          <text:p text:style-name="P8"><text:span text:style-name="T14">Returning std::shared_ptr by reference does not properly increment the reference count.</text:span></text:p>
        </text:list-item>
      </text:list>
      <text:p text:style-name="P9"><text:span text:style-name="T14"/></text:p>
      <text:p text:style-name="P9"><text:span text:style-name="T14">Note: Never try to delete or create new smart pointers from pointers or references we get from get(), don't mess with their ownership. Whenever a function returns a raw pointer/refernece or takes it as a parameter we should always consider it as if it were owned by someone else.</text:span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0"><text:span text:style-name="T14"/></text:p>
      <text:p text:style-name="P11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